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stroke="none" draw:fill="none" fo:min-height="0.4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0" style:family="graphic" style:parent-style-name="objectwithoutfill">
      <style:graphic-properties draw:marker-end="Linienspitzen_20_2" draw:marker-end-width="0.3cm" draw:fill="none" draw:textarea-vertical-align="middle"/>
    </style:style>
    <style:style style:name="gr41" style:family="graphic" style:parent-style-name="Outlined_20_Blue">
      <style:graphic-properties svg:stroke-color="#a7074b" draw:fill="solid" draw:fill-color="#f7d1d5" draw:textarea-horizontal-align="justify" draw:textarea-vertical-align="middle" draw:auto-grow-height="false" fo:min-height="2cm" fo:min-width="3.25cm"/>
    </style:style>
    <style:style style:name="gr42" style:family="graphic" style:parent-style-name="standard">
      <style:graphic-properties svg:stroke-color="#41190d" draw:fill-color="#ec9ba4" draw:textarea-horizontal-align="justify" draw:textarea-vertical-align="middle" draw:auto-grow-height="false" fo:min-height="0.69cm" fo:min-width="1.65cm"/>
      <style:paragraph-properties style:writing-mode="lr-tb"/>
    </style:style>
    <style:style style:name="gr43" style:family="graphic" style:parent-style-name="standard">
      <style:graphic-properties svg:stroke-color="#41190d" draw:fill-color="#ec9ba4" draw:textarea-horizontal-align="justify" draw:textarea-vertical-align="middle" draw:auto-grow-height="false" fo:min-height="0.44cm" fo:min-width="0.9cm"/>
      <style:paragraph-properties style:writing-mode="lr-tb"/>
    </style:style>
    <style:style style:name="gr44" style:family="graphic" style:parent-style-name="standard">
      <style:graphic-properties draw:fill-color="#81aca6" draw:textarea-horizontal-align="justify" draw:textarea-vertical-align="middle" draw:auto-grow-height="false" fo:min-height="0.44cm" fo:min-width="0.9cm"/>
      <style:paragraph-properties style:writing-mode="lr-tb"/>
    </style:style>
    <style:style style:name="gr45" style:family="graphic" style:parent-style-name="objectwithoutfill">
      <style:graphic-properties svg:stroke-color="#a7074b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44cm" fo:min-width="0.9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P12" style:family="paragraph">
      <loext:graphic-properties draw:fill="solid" draw:fill-color="#f7d1d5"/>
      <style:paragraph-properties fo:text-align="center"/>
      <style:text-properties fo:font-size="4pt"/>
    </style:style>
    <style:style style:name="P13" style:family="paragraph">
      <loext:graphic-properties draw:fill-color="#ec9ba4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7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cm" svg:y="6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3" draw:id="id43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5cm" svg:y2="6.5cm" draw:start-shape="id1" draw:start-glue-point="6" draw:end-shape="id4" draw:end-glue-point="4" svg:d="M4375 4750l5125 1750" svg:viewBox="0 0 5126 1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8.375cm" svg:y2="4.5cm" draw:start-shape="id7" draw:start-glue-point="6" draw:end-shape="id8" draw:end-glue-point="4" svg:d="M8500 2750l-125 1750" svg:viewBox="0 0 12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8.375cm" svg:y2="4.5cm" draw:start-shape="id9" draw:start-glue-point="6" draw:end-shape="id8" draw:end-glue-point="4" svg:d="M11250 4500h-2875" svg:viewBox="0 0 2876 1">
          <text:p/>
        </draw:connector>
        <draw:connector draw:style-name="gr11" draw:text-style-name="P8" draw:layer="layout" draw:type="line" svg:x1="10.75cm" svg:y1="4cm" svg:x2="8.375cm" svg:y2="4.5cm" draw:start-shape="id6" draw:start-glue-point="6" draw:end-shape="id8" draw:end-glue-point="4" svg:d="M10750 4000l-2375 500" svg:viewBox="0 0 2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7" draw:id="id37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7" draw:id="id47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423cm" svg:height="0.5cm" svg:x="21.077cm" svg:y="8cm">
          <draw:text-box>
            <text:p><text:span text:style-name="T2">1000 ETS</text:span></text:p>
          </draw:text-box>
        </draw:frame>
        <draw:custom-shape draw:style-name="gr28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1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ustom-shape draw:style-name="gr32" draw:text-style-name="P10" xml:id="id27" draw:id="id27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19" draw:start-glue-point="6" draw:end-shape="id27" draw:end-glue-point="4" svg:d="M20875 9750l-1000 1250" svg:viewBox="0 0 1001 1251">
          <text:p/>
        </draw:connector>
        <draw:custom-shape draw:style-name="gr33" draw:text-style-name="P10" xml:id="id28" draw:id="id28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8" draw:end-glue-point="4" svg:d="M23125 11208l1750 292" svg:viewBox="0 0 1751 293">
          <text:p/>
        </draw:connector>
        <draw:custom-shape draw:style-name="gr34" draw:text-style-name="P10" xml:id="id29" draw:id="id29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19" draw:start-glue-point="6" draw:end-shape="id29" draw:end-glue-point="4" svg:d="M20875 9750l500 1250" svg:viewBox="0 0 501 1251">
          <text:p/>
        </draw:connector>
        <draw:custom-shape draw:style-name="gr35" draw:text-style-name="P6" xml:id="id30" draw:id="id30" draw:layer="layout" svg:width="1.5cm" svg:height="1cm" svg:x="1.75cm" svg:y="7cm">
          <text:p text:style-name="P6"><text:span text:style-name="T3">ETS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1" draw:id="id31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2" draw:id="id32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0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1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2" draw:end-glue-point="4" svg:d="M4375 4750l-1875 3500" svg:viewBox="0 0 1876 3501">
          <text:p/>
        </draw:connector>
        <draw:custom-shape draw:style-name="gr21" draw:text-style-name="P6" xml:id="id33" draw:id="id33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3" draw:end-glue-point="4" svg:d="M10750 2750l11630 2500" svg:viewBox="0 0 11631 2501">
          <text:p/>
        </draw:connector>
        <draw:custom-shape draw:style-name="gr21" draw:text-style-name="P6" xml:id="id34" draw:id="id34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5" draw:id="id35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4" draw:start-glue-point="6" draw:end-shape="id35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5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5" draw:end-glue-point="4" svg:d="M26998 5760l-858 240" svg:viewBox="0 0 859 241">
          <text:p/>
        </draw:connector>
        <draw:custom-shape draw:style-name="gr35" draw:text-style-name="P6" xml:id="id42" draw:id="id42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6" draw:id="id36" draw:layer="layout" svg:width="1.25cm" svg:height="1cm" svg:x="10.25cm" svg:y="11.5cm">
          <text:p text:style-name="P6"><text:span text:style-name="T3">Combine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875cm" svg:y2="11.5cm" draw:start-shape="id1" draw:start-glue-point="6" draw:end-shape="id36" draw:end-glue-point="4" svg:d="M4375 4750l6500 6750" svg:viewBox="0 0 6501 6751">
          <text:p/>
        </draw:connector>
        <draw:connector draw:style-name="gr11" draw:text-style-name="P8" draw:layer="layout" draw:type="line" svg:x1="20.87cm" svg:y1="2.75cm" svg:x2="10.875cm" svg:y2="11.5cm" draw:start-shape="id37" draw:start-glue-point="6" draw:end-shape="id36" draw:end-glue-point="4" svg:d="M20870 2750l-9995 8750" svg:viewBox="0 0 9996 8751">
          <text:p/>
        </draw:connector>
        <draw:custom-shape draw:style-name="gr35" draw:text-style-name="P6" xml:id="id38" draw:id="id38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38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38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38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38" draw:end-glue-point="4" svg:d="M10750 4000l-4750 4250" svg:viewBox="0 0 4751 4251">
          <text:p/>
        </draw:connector>
        <draw:custom-shape draw:style-name="gr35" draw:text-style-name="P6" xml:id="id39" draw:id="id39" draw:layer="layout" svg:width="1.5cm" svg:height="1cm" svg:x="10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0.75cm" svg:y2="5.25cm" draw:start-shape="id9" draw:start-glue-point="6" draw:end-shape="id39" draw:end-glue-point="4" svg:d="M11250 4500l-500 750" svg:viewBox="0 0 50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1" draw:id="id41" draw:layer="layout" svg:width="1.26cm" svg:height="0.51cm" svg:x="20.75cm" svg:y="6.75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0" draw:id="id40" draw:layer="layout" svg:width="1.26cm" svg:height="0.51cm" svg:x="18.99cm" svg:y="5.74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62cm" svg:y2="5.74cm" draw:start-shape="id11" draw:start-glue-point="6" draw:end-shape="id40" draw:end-glue-point="4" svg:d="M15835 3800l3785 1940" svg:viewBox="0 0 3786 1941">
          <text:p/>
        </draw:connector>
        <draw:connector draw:style-name="gr11" draw:text-style-name="P8" draw:layer="layout" draw:type="line" svg:x1="22.38cm" svg:y1="5.76cm" svg:x2="21.38cm" svg:y2="6.75cm" draw:start-shape="id33" draw:start-glue-point="6" draw:end-shape="id41" draw:end-glue-point="4" svg:d="M22380 5760l-1000 990" svg:viewBox="0 0 1001 991">
          <text:p/>
        </draw:connector>
        <draw:connector draw:style-name="gr11" draw:text-style-name="P8" draw:layer="layout" draw:type="line" svg:x1="19.62cm" svg:y1="6.25cm" svg:x2="21.38cm" svg:y2="6.75cm" draw:start-shape="id40" draw:start-glue-point="6" draw:end-shape="id41" draw:end-glue-point="4" svg:d="M19620 6250l1760 500" svg:viewBox="0 0 1761 501">
          <text:p/>
        </draw:connector>
        <draw:connector draw:style-name="gr11" draw:text-style-name="P8" draw:layer="layout" draw:type="line" svg:x1="8.5cm" svg:y1="2.75cm" svg:x2="21.38cm" svg:y2="6.75cm" draw:start-shape="id7" draw:start-glue-point="6" draw:end-shape="id41" draw:end-glue-point="4" svg:d="M8500 2750l12880 4000" svg:viewBox="0 0 12881 400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42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42" draw:start-glue-point="6" draw:end-shape="id43" draw:end-glue-point="4" svg:d="M7750 7000v500" svg:viewBox="0 0 1 501">
          <text:p/>
        </draw:connector>
        <draw:custom-shape draw:style-name="gr21" draw:text-style-name="P6" xml:id="id46" draw:id="id46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7" draw:start-glue-point="6" draw:end-shape="id34" draw:end-glue-point="4" svg:d="M20870 2750l10 240" svg:viewBox="0 0 11 241">
          <text:p/>
        </draw:connector>
        <draw:custom-shape draw:style-name="gr21" draw:text-style-name="P6" xml:id="id45" draw:id="id45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" xml:id="id44" draw:id="id44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4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8cm" svg:y2="6.75cm" draw:start-shape="id44" draw:start-glue-point="6" draw:end-shape="id41" draw:end-glue-point="4" svg:d="M20745 5760l635 990" svg:viewBox="0 0 636 991">
          <text:p/>
        </draw:connector>
        <draw:custom-shape draw:style-name="gr39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4" draw:start-glue-point="6" draw:end-shape="id45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6" draw:start-glue-point="6" draw:end-shape="id45" draw:end-glue-point="4" svg:d="M22380 3500l-1000 490" svg:viewBox="0 0 1001 491">
          <text:p/>
        </draw:connector>
        <draw:connector draw:style-name="gr40" draw:text-style-name="P8" draw:layer="layout" draw:type="curve" draw:line-skew="-0.183cm 1.488cm 0.136cm" svg:x1="22.38cm" svg:y1="5.76cm" svg:x2="21.38cm" svg:y2="3.99cm" draw:start-shape="id33" draw:start-glue-point="6" draw:end-shape="id45" draw:end-glue-point="4" svg:d="M22380 5760c0 478 2620 319 2620-908s-3620-1409-3620-862" svg:viewBox="0 0 3621 2314">
          <text:p/>
        </draw:connector>
        <draw:connector draw:style-name="gr11" draw:text-style-name="P8" draw:layer="layout" draw:type="line" svg:x1="23.88cm" svg:y1="3.25cm" svg:x2="21.38cm" svg:y2="3.99cm" draw:start-shape="id47" draw:start-glue-point="6" draw:end-shape="id45" draw:end-glue-point="4" svg:d="M23880 3250l-2500 740" svg:viewBox="0 0 2501 741">
          <text:p/>
        </draw:connector>
        <draw:custom-shape draw:style-name="gr41" draw:text-style-name="P12" xml:id="id49" draw:id="id49" draw:layer="layout" svg:width="3.25cm" svg:height="2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1.75cm" svg:height="0.75cm" svg:x="1.5cm" svg:y="18.5cm">
          <text:p text:style-name="P2"><text:span text:style-name="T1">Markdown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6.82cm">
          <text:p text:style-name="P2"><text:span text:style-name="T1">Grobe Übersich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4.5cm" svg:y="6.81cm">
          <text:p text:style-name="P2"><text:span text:style-name="T1">Markierte Esc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4.5cm" svg:y="7.5cm">
          <text:p text:style-name="P2"><text:span text:style-name="T1">Zuwach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7.5cm">
          <text:p text:style-name="P2"><text:span text:style-name="T1">ETS ~ Lichtgrad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3" xml:id="id48" draw:id="id48" draw:layer="layout" svg:width="1cm" svg:height="0.5cm" svg:x="23.297cm" svg:y="3.316cm">
          <text:p text:style-name="P2"><text:span text:style-name="T1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8" draw:layer="layout" draw:type="line" svg:x1="23.797cm" svg:y1="3.816cm" svg:x2="24.375cm" svg:y2="6.75cm" draw:start-shape="id48" draw:start-glue-point="6" draw:end-shape="id49" svg:d="M23797 3816l578 2934" svg:viewBox="0 0 579 2935">
          <text:p/>
        </draw:connector>
        <draw:connector draw:style-name="gr45" draw:text-style-name="P8" draw:layer="layout" draw:type="line" svg:x1="21.38cm" svg:y1="4.5cm" svg:x2="24.375cm" svg:y2="6.75cm" draw:start-shape="id45" draw:start-glue-point="6" draw:end-shape="id49" draw:end-glue-point="0" svg:d="M21380 4500l2995 2250" svg:viewBox="0 0 2996 2251">
          <text:p/>
        </draw:connector>
        <draw:connector draw:style-name="gr45" draw:text-style-name="P8" draw:layer="layout" draw:type="line" svg:x1="19.62cm" svg:y1="6.25cm" svg:x2="24.375cm" svg:y2="6.75cm" draw:start-shape="id40" draw:start-glue-point="6" draw:end-shape="id49" draw:end-glue-point="0" svg:d="M19620 6250l4755 500" svg:viewBox="0 0 4756 501">
          <text:p/>
        </draw:connector>
        <draw:connector draw:style-name="gr45" draw:text-style-name="P8" draw:layer="layout" draw:type="line" svg:x1="20.745cm" svg:y1="5.76cm" svg:x2="24.375cm" svg:y2="6.75cm" draw:start-shape="id44" draw:start-glue-point="6" draw:end-shape="id49" draw:end-glue-point="0" svg:d="M20745 5760l3630 990" svg:viewBox="0 0 3631 991">
          <text:p/>
        </draw:connector>
        <draw:connector draw:style-name="gr45" draw:text-style-name="P8" draw:layer="layout" draw:type="line" svg:x1="8.5cm" svg:y1="2.75cm" svg:x2="24.375cm" svg:y2="6.75cm" draw:start-shape="id7" draw:start-glue-point="6" draw:end-shape="id49" draw:end-glue-point="0" svg:d="M8500 2750l15875 4000" svg:viewBox="0 0 15876 4001">
          <text:p/>
        </draw:connector>
        <draw:connector draw:style-name="gr11" draw:text-style-name="P8" draw:layer="layout" draw:type="line" svg:x1="21.38cm" svg:y1="3.99cm" svg:x2="23.797cm" svg:y2="3.816cm" draw:start-shape="id45" draw:start-glue-point="4" draw:end-shape="id48" draw:end-glue-point="6" svg:d="M21380 3990l2417-174" svg:viewBox="0 0 2418 175">
          <text:p/>
        </draw:connector>
        <draw:custom-shape draw:style-name="gr46" draw:text-style-name="P6" xml:id="id50" draw:id="id50" draw:layer="layout" svg:width="1cm" svg:height="0.5cm" svg:x="11cm" svg:y="7cm">
          <text:p text:style-name="P6"><text:span text:style-name="T3">Grundflächen-mittelsta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.5cm" svg:y2="7cm" draw:start-shape="id9" draw:start-glue-point="6" draw:end-shape="id50" draw:end-glue-point="4" svg:d="M11250 4500l250 2500" svg:viewBox="0 0 251 2501">
          <text:p/>
        </draw:connector>
        <draw:custom-shape draw:style-name="gr43" draw:text-style-name="P13" draw:layer="layout" svg:width="1cm" svg:height="0.5cm" svg:x="24.5cm" svg:y="8.19cm">
          <text:p text:style-name="P2"><text:span text:style-name="T1">Verbiss und 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8.184cm">
          <text:p text:style-name="P2"><text:span text:style-name="T1">Abstract DP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" xml:id="id51" draw:id="id51" draw:layer="layout" svg:width="1.25cm" svg:height="1cm" svg:x="9.5cm" svg:y="13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0.125cm" svg:y2="13cm" draw:start-shape="id36" draw:start-glue-point="6" draw:end-shape="id51" draw:end-glue-point="4" svg:d="M10875 12500l-750 500" svg:viewBox="0 0 751 501">
          <text:p/>
        </draw:connector>
        <draw:custom-shape draw:style-name="gr37" draw:text-style-name="P6" xml:id="id52" draw:id="id52" draw:layer="layout" svg:width="1.25cm" svg:height="1cm" svg:x="11cm" svg:y="13cm">
          <text:p text:style-name="P6"><text:span text:style-name="T3">ETS_Verbi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1.625cm" svg:y2="13cm" draw:start-shape="id36" draw:start-glue-point="6" draw:end-shape="id52" draw:end-glue-point="4" svg:d="M10875 12500l750 500" svg:viewBox="0 0 751 501">
          <text:p/>
        </draw:connector>
        <draw:custom-shape draw:style-name="gr35" draw:text-style-name="P6" xml:id="id53" draw:id="id53" draw:layer="layout" svg:width="1.5cm" svg:height="1cm" svg:x="9cm" svg:y="8.75cm">
          <text:p text:style-name="P6"><text:span text:style-name="T3">Distance ETS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7.75cm" svg:y1="8.5cm" svg:x2="9.75cm" svg:y2="8.75cm" draw:start-shape="id43" draw:start-glue-point="6" draw:end-shape="id53" draw:end-glue-point="4" svg:d="M7750 8500l2000 250" svg:viewBox="0 0 2001 251">
          <text:p/>
        </draw:connector>
        <draw:connector draw:style-name="gr11" draw:text-style-name="P8" draw:layer="layout" draw:type="line" svg:x1="10.75cm" svg:y1="4cm" svg:x2="7.75cm" svg:y2="6cm" draw:start-shape="id6" draw:start-glue-point="6" draw:end-shape="id42" draw:end-glue-point="4" svg:d="M10750 4000l-3000 2000" svg:viewBox="0 0 3001 2001">
          <text:p/>
        </draw:connector>
        <draw:connector draw:style-name="gr11" draw:text-style-name="P8" draw:layer="layout" draw:type="lines" draw:line-skew="1.748cm -0.249cm" svg:x1="11.25cm" svg:y1="4.5cm" svg:x2="9.75cm" svg:y2="8.75cm" draw:start-shape="id9" draw:start-glue-point="6" draw:end-shape="id53" draw:end-glue-point="4" svg:d="M11250 4500v2250l-1500 1250v750" svg:viewBox="0 0 1501 4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10-12T16:22:02.413000000</dc:date>
    <meta:editing-duration>PT15H35M41S</meta:editing-duration>
    <meta:editing-cycles>40</meta:editing-cycles>
    <meta:generator>LibreOffice/7.0.3.1$Windows_X86_64 LibreOffice_project/d7547858d014d4cf69878db179d326fc3483e082</meta:generator>
    <meta:document-statistic meta:object-count="140"/>
  </office:meta>
</office:document-meta>
</file>